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714cm" fo:margin-left="0cm" table:align="left"/>
    </style:style>
    <style:style style:name="Tableau2.A" style:family="table-column">
      <style:table-column-properties style:column-width="1.166cm"/>
    </style:style>
    <style:style style:name="Tableau2.B" style:family="table-column">
      <style:table-column-properties style:column-width="6.839cm"/>
    </style:style>
    <style:style style:name="Tableau2.C" style:family="table-column">
      <style:table-column-properties style:column-width="4.168cm"/>
    </style:style>
    <style:style style:name="Tableau2.D" style:family="table-column">
      <style:table-column-properties style:column-width="2.577cm"/>
    </style:style>
    <style:style style:name="Tableau2.E" style:family="table-column">
      <style:table-column-properties style:column-width="2.207cm"/>
    </style:style>
    <style:style style:name="Tableau2.F" style:family="table-column">
      <style:table-column-properties style:column-width="0.854cm"/>
    </style:style>
    <style:style style:name="Tableau2.G" style:family="table-column">
      <style:table-column-properties style:column-width="0.826cm"/>
    </style:style>
    <style:style style:name="Tableau2.H" style:family="table-column">
      <style:table-column-properties style:column-width="0.796cm"/>
    </style:style>
    <style:style style:name="Tableau2.I" style:family="table-column">
      <style:table-column-properties style:column-width="2.334cm"/>
    </style:style>
    <style:style style:name="Tableau2.J" style:family="table-column">
      <style:table-column-properties style:column-width="4.94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6.714cm" table:align="margins"/>
    </style:style>
    <style:style style:name="Tableau7.A" style:family="table-column">
      <style:table-column-properties style:column-width="26.714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6.714cm" table:align="margins"/>
    </style:style>
    <style:style style:name="Tableau8.A" style:family="table-column">
      <style:table-column-properties style:column-width="26.714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6.714cm" fo:margin-left="0cm" table:align="left"/>
    </style:style>
    <style:style style:name="Tableau9.A" style:family="table-column">
      <style:table-column-properties style:column-width="26.714cm"/>
    </style:style>
    <style:style style:name="Tableau9.A1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6.714cm" table:align="margins"/>
    </style:style>
    <style:style style:name="Tableau10.A" style:family="table-column">
      <style:table-column-properties style:column-width="1.194cm" style:rel-column-width="2929*"/>
    </style:style>
    <style:style style:name="Tableau10.B" style:family="table-column">
      <style:table-column-properties style:column-width="6.842cm" style:rel-column-width="16785*"/>
    </style:style>
    <style:style style:name="Tableau10.C" style:family="table-column">
      <style:table-column-properties style:column-width="4.142cm" style:rel-column-width="10160*"/>
    </style:style>
    <style:style style:name="Tableau10.D" style:family="table-column">
      <style:table-column-properties style:column-width="2.609cm" style:rel-column-width="6399*"/>
    </style:style>
    <style:style style:name="Tableau10.E" style:family="table-column">
      <style:table-column-properties style:column-width="2.198cm" style:rel-column-width="5391*"/>
    </style:style>
    <style:style style:name="Tableau10.F" style:family="table-column">
      <style:table-column-properties style:column-width="0.797cm" style:rel-column-width="1955*"/>
    </style:style>
    <style:style style:name="Tableau10.G" style:family="table-column">
      <style:table-column-properties style:column-width="0.854cm" style:rel-column-width="2094*"/>
    </style:style>
    <style:style style:name="Tableau10.H" style:family="table-column">
      <style:table-column-properties style:column-width="0.796cm" style:rel-column-width="1951*"/>
    </style:style>
    <style:style style:name="Tableau10.I" style:family="table-column">
      <style:table-column-properties style:column-width="2.334cm" style:rel-column-width="5724*"/>
    </style:style>
    <style:style style:name="Tableau10.J" style:family="table-column">
      <style:table-column-properties style:column-width="4.951cm" style:rel-column-width="12147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petits-intitulés">
      <style:text-properties fo:font-variant="small-caps" style:font-size-asian="10.5pt"/>
    </style:style>
    <style:style style:name="P3" style:family="paragraph" style:parent-style-name="fa-oo-valeur">
      <style:paragraph-properties fo:text-align="center" style:justify-single-word="false"/>
    </style:style>
    <style:style style:name="P4" style:family="paragraph" style:parent-style-name="fa-attr-valeur">
      <style:paragraph-properties fo:text-align="center" style:justify-single-word="false"/>
    </style:style>
    <style:style style:name="P5" style:family="paragraph" style:parent-style-name="fa-oo-libellé">
      <style:paragraph-properties fo:text-align="center" style:justify-single-word="false"/>
    </style:style>
    <style:style style:name="P6" style:family="paragraph" style:parent-style-name="Table_20_Contents">
      <style:text-properties officeooo:paragraph-rsid="0013f05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f05d"/>
    </style:style>
    <style:style style:name="T2" style:family="text">
      <style:text-properties officeooo:rsid="0017630b"/>
    </style:style>
    <style:style style:name="T3" style:family="text">
      <style:text-properties officeooo:rsid="001cd3bc"/>
    </style:style>
    <style:style style:name="T4" style:family="text">
      <style:text-properties officeooo:rsid="001eab10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38511984" text:id="ct38511984">
          <text:insertion>
            <office:change-info>
              <dc:creator>Gauthier Bastien</dc:creator>
              <dc:date>2014-02-07T09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span text:style-name="T1"><text:text-input text:description="">"PST %s" % context.Description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">A progr.</text:p>
          </table:table-cell>
          <table:table-cell table:style-name="Tableau2.A3" office:value-type="string">
            <text:p text:style-name="P2">En cours</text:p>
          </table:table-cell>
          <table:table-cell table:style-name="Tableau2.A3" office:value-type="string">
            <text:p text:style-name="P2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7"><text:span text:style-name="T5">do table for so in view.getStrategicObjectives()</text:span></text:p></office:annotation><text:change-start text:change-id="ct38511984"/>so.Title()<text:change-end text:change-id="ct38511984"/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6"><text:span text:style-name="T1"><text:text-input text:description="">view.getDGHV(so).display_voc('categories')</text:text-input></text:span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row>
                            <table:table-cell table:style-name="Tableau9.A1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P5"><office:annotation><dc:creator>sge </dc:creator><dc:date>2013-06-25T09:39:40</dc:date><text:p text:style-name="P7"><text:span text:style-name="T5">do table for oo in view.getOperationalObjectives(so=so)</text:span></text:p></office:annotation><office:annotation><dc:creator>sge</dc:creator><dc:date>2017-01-18T15:06:42.952927108</dc:date><text:p text:style-name="P8"><text:span text:style-name="T6">do row with oo_v=view.getDGHV(oo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7"><text:span text:style-name="T5">do text if oo.result_indicator</text:span></text:p><text:p text:style-name="P7"><text:span text:style-name="T5">from xhtml(oo_v.formatResultIndicator(reached=False, sep='&lt;br /&gt;'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span text:style-name="T2"><text:text-input text:description="">oo_v.display_voc('manager')</text:text-input></text:span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09:54:42</dc:date><text:p text:style-name="P7"><text:span text:style-name="T7">do text if oo_v.get_state(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09:52</dc:date><text:p text:style-name="P7"><text:span text:style-name="T5">do text if oo_v.get_state(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10:39</dc:date><text:p text:style-name="P7"><text:span text:style-name="T5">do text if oo_v.get_state(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><office:annotation><dc:creator>sge </dc:creator><dc:date>2013-06-25T13:42:28</dc:date><text:p text:style-name="P7"><text:span text:style-name="T5">do text</text:span></text:p><text:p text:style-name="P7"><text:span text:style-name="T5">from xhtml(oo_v.formatResultIndicator(expected=False,sep=</text:span><text:span text:style-name="T5">'&lt;br /&gt;'</text:span><text:span text:style-name="T5">))</text:span></text:p></office:annotation>reached indicator</text:p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P4"><office:annotation><dc:creator>sge </dc:creator><dc:date>2013-06-25T11:23:38</dc:date><text:p text:style-name="P7"><text:span text:style-name="T5">do row for act in view.getActions(oo=oo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span text:style-name="T4"><text:text-input text:description="">view.getDGHV(act).display_voc('manager')</text:text-input></text:span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09:54:42</dc:date><text:p text:style-name="P7"><text:span text:style-name="T7">do text if view.getDGHV(act).get_state(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09:52</dc:date><text:p text:style-name="P7"><text:span text:style-name="T5">do text if view.getDGHV(act).get_state(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10:39</dc:date><text:p text:style-name="P7"><text:span text:style-name="T5">do text if view.getDGHV(act).get_state(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7"><text:span text:style-name="T5">do text</text:span></text:p><text:p text:style-name="P7"><text:span text:style-name="T5">from xhtml(view.getDGHV(act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fa-titre" style:family="paragraph" style:parent-style-name="Table_20_Contents" style:class="extra" style:master-page-name="">
      <loext:graphic-properties draw:fill="solid" draw:fill-color="#4c4c4c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#4c4c4c" style:shadow="none">
        <style:tab-stops/>
      </style:paragraph-properties>
      <style:text-properties fo:text-transform="uppercase" fo:color="#ffffff" style:font-name="Verdana1" fo:font-family="Verdana" style:font-style-name="Gras" style:font-family-generic="swiss" style:font-pitch="variable" fo:font-size="16pt" fo:font-weight="bold" style:font-size-asian="10.5pt"/>
    </style:style>
    <style:style style:name="fa-volet" style:family="paragraph" style:parent-style-name="Table_20_Contents" style:class="extra">
      <loext:graphic-properties draw:fill="solid" draw:fill-color="#800000" draw:opacity="100%"/>
      <style:paragraph-properties fo:text-align="center" style:justify-single-word="false" fo:background-color="#800000"/>
      <style:text-properties fo:text-transform="uppercase" fo:color="#ffffff" style:font-name="Lohit Bengali" fo:font-family="'Lohit Bengali'" style:font-style-name="Normal" style:font-pitch="variable" style:font-size-asian="10.5pt"/>
    </style:style>
    <style:style style:name="fa-domaine" style:family="paragraph" style:parent-style-name="Table_20_Contents" style:class="extra">
      <loext:graphic-properties draw:fill="solid" draw:fill-color="#ff0000" draw:opacity="100%"/>
      <style:paragraph-properties fo:text-align="start" style:justify-single-word="false" fo:background-color="#ff0000"/>
      <style:text-properties fo:color="#ffffff" style:font-name="Verdana1" fo:font-family="Verdana" style:font-style-name="Gras" style:font-family-generic="swiss" style:font-pitch="variable" fo:font-weight="bold" style:font-size-asian="10.5pt"/>
    </style:style>
    <style:style style:name="fa-os" style:family="paragraph" style:parent-style-name="Table_20_Contents" style:list-style-name="" style:class="extra">
      <loext:graphic-properties draw:fill="none" draw:fill-color="#cfe7f5"/>
      <style:paragraph-properties fo:text-align="center" style:justify-single-word="false" fo:background-color="transparent"/>
      <style:text-properties fo:color="#333333" style:font-name="Verdana1" fo:font-family="Verdana" style:font-style-name="Gras" style:font-family-generic="swiss" style:font-pitch="variable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loext:graphic-properties draw:fill="none" draw:fill-color="#cfe7f5"/>
      <style:paragraph-properties fo:background-color="transparent"/>
      <style:text-properties fo:color="#333333" style:font-name="Verdana1" fo:font-family="Verdana" style:font-style-name="Gras" style:font-family-generic="swiss" style:font-pitch="variable" fo:font-size="10pt" fo:font-weight="bold" style:font-size-asian="10.5pt"/>
    </style:style>
    <style:style style:name="fa-oo-valeur" style:family="paragraph" style:parent-style-name="Table_20_Contents" style:class="extra">
      <loext:graphic-properties draw:fill="none" draw:fill-color="#cfe7f5"/>
      <style:paragraph-properties fo:background-color="transparent"/>
      <style:text-properties fo:color="#333333" style:font-name="Verdana" fo:font-family="Verdana" style:font-style-name="Normal" style:font-family-generic="swiss" style:font-pitch="variable" fo:font-size="10pt" style:font-size-asian="10.5pt"/>
    </style:style>
    <style:style style:name="fa-attr-libellé" style:family="paragraph" style:parent-style-name="Table_20_Contents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fa-attr-valeur-bon" style:family="paragraph" style:parent-style-name="fa-attr-valeur" style:class="extra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fa-attr-valeur-risque" style:family="paragraph" style:parent-style-name="fa-attr-valeur" style:class="extra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fa-attr-valeur-blocage" style:family="paragraph" style:parent-style-name="fa-attr-valeur" style:class="extra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loext:graphic-properties draw:fill="none" draw:fill-color="#cfe7f5"/>
      <style:paragraph-properties fo:text-align="center" style:justify-single-word="false" style:page-number="auto" fo:background-color="transparent" style:shadow="none">
        <style:tab-stops/>
      </style:paragraph-properties>
      <style:text-properties style:font-name="Verdana1" fo:font-family="Verdana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fo:font-family="Verdana" style:font-style-name="Normal" style:font-family-generic="swiss" style:font-pitch="variable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family="Verdana" style:font-style-name="Normal" style:font-family-generic="swiss" style:font-pitch="variable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-left="2.501cm" fo:margin-right="0cm" fo:margin-top="0cm" fo:margin-bottom="0cm" loext:contextual-spacing="false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-left="2.501cm" fo:margin-right="0cm" fo:margin-top="0cm" fo:margin-bottom="0cm" loext:contextual-spacing="false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-left="2.501cm" fo:margin-right="0cm" fo:margin-top="0cm" fo:margin-bottom="0cm" loext:contextual-spacing="false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fa-grands-intitulés" style:family="paragraph" style:parent-style-name="Table_20_Contents" style:class="extra">
      <loext:graphic-properties draw:fill="solid" draw:fill-color="#b3b3b3" draw:opacity="100%"/>
      <style:paragraph-properties fo:text-align="center" style:justify-single-word="false" fo:background-color="#b3b3b3"/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0</text:page-number> De <text:page-count>1</text:page-count><text:tab/><text:date style:data-style-name="N37" text:date-value="2017-01-18T15:38:29.060634858">18/01/17</text:date><text:tab/><text:time style:data-style-name="N41" text:time-value="2017-01-18T15:38:29.060733555">15:01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7-01-18T15:38:29.001927272</dc:date>
    <meta:editing-duration>PT21H18M54S</meta:editing-duration>
    <meta:editing-cycles>206</meta:editing-cycles>
    <meta:generator>LibreOffice/5.1.4.2$Linux_X86_64 LibreOffice_project/10m0$Build-2</meta:generator>
    <dc:creator>sge</dc:creator>
    <meta:document-statistic meta:table-count="5" meta:image-count="0" meta:object-count="0" meta:page-count="1" meta:paragraph-count="34" meta:word-count="67" meta:character-count="494" meta:non-whitespace-character-count="477"/>
    <meta:user-defined meta:name="Info 1"/>
    <meta:user-defined meta:name="Info 2"/>
    <meta:user-defined meta:name="Info 3"/>
    <meta:user-defined meta:name="Info 4"/>
  </office:meta>
</office:document-meta>
</file>